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0e8ff9" officeooo:paragraph-rsid="000e8ff9"/>
    </style:style>
    <style:style style:name="P2" style:family="paragraph" style:parent-style-name="Standard">
      <style:text-properties fo:color="#ce181e" fo:font-size="30pt" fo:font-weight="bold" officeooo:rsid="000e8ff9" officeooo:paragraph-rsid="000e8ff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30pt" fo:font-weight="bold" officeooo:rsid="0010516f" officeooo:paragraph-rsid="000e8ff9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1093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ENTION</text:p>
      <text:p text:style-name="P1"/>
      <text:p text:style-name="P1">After 5 minutes your laptop <text:span text:style-name="T2">Suspends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3:12:23.416423980</meta:creation-date>
    <dc:date>2019-09-19T14:45:15.600967221</dc:date>
    <meta:editing-duration>PT4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45" meta:non-whitespace-character-count="40"/>
  </office:meta>
</office:document-meta>
</file>